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imesNewRoman" svg:font-family="TimesNewRoman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officeooo:rsid="000e2901" officeooo:paragraph-rsid="000e2901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officeooo:rsid="0011edac" officeooo:paragraph-rsid="0011eda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weight="normal" officeooo:rsid="0011edac" officeooo:paragraph-rsid="0011edac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NewRoman" fo:font-size="12pt" fo:font-weight="bold" officeooo:rsid="000d8038" officeooo:paragraph-rsid="000d803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NewRoman" fo:font-size="12pt" fo:font-weight="normal" officeooo:rsid="000d8038" officeooo:paragraph-rsid="000d803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d8038"/>
    </style:style>
    <style:style style:name="P8" style:family="paragraph" style:parent-style-name="Standard">
      <style:paragraph-properties fo:break-before="page"/>
      <style:text-properties style:font-name="Times New Roman" fo:font-size="14pt" fo:font-weight="bold" officeooo:rsid="000d8038" officeooo:paragraph-rsid="000d80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0pt" fo:font-weight="normal" officeooo:rsid="000c45b1" officeooo:paragraph-rsid="000baa23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2pt" fo:font-weight="bold" officeooo:rsid="000c45b1" officeooo:paragraph-rsid="000baa23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style:font-name="Times New Roman" fo:font-size="12pt" fo:font-weight="normal" officeooo:rsid="000d8038" officeooo:paragraph-rsid="000d8038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officeooo:rsid="000c45b1" officeooo:paragraph-rsid="000baa23"/>
    </style:style>
    <style:style style:name="P14" style:family="paragraph" style:parent-style-name="Preformatted_20_Text">
      <style:paragraph-properties fo:text-align="end" style:justify-single-word="false"/>
      <style:text-properties style:font-name="Times New Roman" officeooo:rsid="000c45b1" officeooo:paragraph-rsid="000baa23"/>
    </style:style>
    <style:style style:name="P15" style:family="paragraph" style:parent-style-name="Preformatted_20_Text">
      <style:text-properties style:font-name="Times New Roman" officeooo:rsid="000c45b1" officeooo:paragraph-rsid="000baa23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16pt" fo:font-weight="bold" officeooo:rsid="000c45b1" officeooo:paragraph-rsid="000baa23" style:font-size-asian="16pt" style:font-weight-asian="bold" style:font-size-complex="16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6pt" fo:font-weight="bold" officeooo:rsid="000baa23" officeooo:paragraph-rsid="000baa23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text-align="end" style:justify-single-word="false"/>
      <style:text-properties style:font-name="Times New Roman" officeooo:rsid="001baf86" officeooo:paragraph-rsid="000baa23"/>
    </style:style>
    <style:style style:name="P19" style:family="paragraph" style:parent-style-name="Preformatted_20_Text">
      <style:paragraph-properties fo:text-align="center" style:justify-single-word="false"/>
      <style:text-properties style:font-name="Times New Roman" officeooo:rsid="000baa23" officeooo:paragraph-rsid="000baa23"/>
    </style:style>
    <style:style style:name="P20" style:family="paragraph" style:parent-style-name="Preformatted_20_Text">
      <style:paragraph-properties fo:text-align="justify" style:justify-single-word="false" fo:break-before="page"/>
      <style:text-properties style:font-name="Times New Roman" fo:font-size="14pt" fo:font-weight="bold" officeooo:rsid="000d8038" officeooo:paragraph-rsid="000d8038" style:font-size-asian="12.25pt" style:font-weight-asian="bold" style:font-size-complex="14pt" style:font-weight-complex="bold"/>
    </style:style>
    <style:style style:name="T1" style:family="text">
      <style:text-properties officeooo:rsid="000baa23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d7af3"/>
    </style:style>
    <style:style style:name="T4" style:family="text">
      <style:text-properties fo:font-size="14pt" style:font-size-asian="14pt" style:font-name-complex="TimesNewRomanPSMT1" style:font-size-complex="14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name-complex="TimesNewRomanPSMT1" style:font-size-complex="14pt"/>
    </style:style>
    <style:style style:name="T7" style:family="text">
      <style:text-properties style:font-name="Times New Roman" fo:font-size="14pt" style:font-size-asian="14pt" style:font-name-complex="CourierNewPSMT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CourierNewPSMT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NewRomanPSMT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CourierNewPSMT" style:font-size-complex="14pt"/>
    </style:style>
    <style:style style:name="T11" style:family="text">
      <style:text-properties fo:color="#9876aa" style:font-name="Source Code Pro" fo:font-size="10.5pt"/>
    </style:style>
    <style:style style:name="T12" style:family="text">
      <style:text-properties fo:color="#9876aa" style:font-name="Source Code Pro" fo:font-size="10.5pt" fo:font-style="italic"/>
    </style:style>
    <style:style style:name="T13" style:family="text">
      <style:text-properties fo:color="#6897bb" style:font-name="Source Code Pro" fo:font-size="10.5pt"/>
    </style:style>
    <style:style style:name="T14" style:family="text">
      <style:text-properties fo:color="#cc7832"/>
    </style:style>
    <style:style style:name="T15" style:family="text">
      <style:text-properties fo:color="#cc7832" style:font-name="Source Code Pro" fo:font-size="10.5pt"/>
    </style:style>
    <style:style style:name="T16" style:family="text">
      <style:text-properties style:font-name="Source Code Pro" fo:font-size="10.5pt"/>
    </style:style>
    <style:style style:name="T17" style:family="text">
      <style:text-properties style:font-name="Source Code Pro" fo:font-size="10.5pt" fo:font-style="italic"/>
    </style:style>
    <style:style style:name="T18" style:family="text">
      <style:text-properties fo:color="#ffc66d" style:font-name="Source Code Pro" fo:font-size="10.5pt"/>
    </style:style>
    <style:style style:name="T19" style:family="text">
      <style:text-properties fo:color="#6a8759" style:font-name="Source Code Pro" fo:font-size="10.5pt"/>
    </style:style>
    <style:style style:name="T20" style:family="text">
      <style:text-properties fo:color="#808080"/>
    </style:style>
    <style:style style:name="T21" style:family="text">
      <style:text-properties fo:color="#808080" style:font-name="Source Code Pro" fo:font-size="10.5pt"/>
    </style:style>
    <style:style style:name="T22" style:family="text">
      <style:text-properties officeooo:rsid="00126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ниверситет ИТМО</text:p>
      <text:p text:style-name="P11">Кафедра <text:span text:style-name="T1">информатики и прикладной математики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Основы разработки компиляторов</text:p>
      <text:p text:style-name="P16">Лабораторная работа №<text:span text:style-name="T1">1</text:span></text:p>
      <text:p text:style-name="P19"><text:span text:style-name="T2">Построение лексического анализатора</text:span></text:p>
      <text:p text:style-name="P15"/>
      <text:p text:style-name="P15"><text:tab/><text:tab/><text:tab/><text:tab/><text:tab/><text:tab/><text:span text:style-name="T3">Вариант-11</text:span></text:p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Студент:</text:p>
      <text:p text:style-name="P14">Пашнин А.Д.</text:p>
      <text:p text:style-name="P14">Группа Р3311</text:p>
      <text:p text:style-name="P14"/>
      <text:p text:style-name="P14">Преподаватель:</text:p>
      <text:p text:style-name="P18"><text:span text:style-name="T1">Лаздин А.В.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Санкт-Петербург</text:p>
      <text:p text:style-name="P10">2016г.</text:p>
      <text:p text:style-name="P20">Цель работы:</text:p>
      <text:p text:style-name="P12">Разработать лексический анализатор для заданной грамматики.</text:p>
      <text:p text:style-name="P12"/>
      <text:p text:style-name="P5"><text:span text:style-name="T4">БНФ реализуемого языка:</text:span></text:p>
      <text:p text:style-name="P7"><text:span text:style-name="T6">&lt;Программа&gt; ::= &lt;Объявление переменных&gt; &lt;Описание вычислений&gt;</text:span></text:p>
      <text:p text:style-name="P7"><text:span text:style-name="T6">&lt;Описание вычислений&gt; ::= </text:span><text:span text:style-name="T7">Begin </text:span><text:span text:style-name="T6">&lt; Список операторов &gt; </text:span><text:span text:style-name="T7">End</text:span><text:span text:style-name="T8">.</text:span></text:p>
      <text:p text:style-name="P7"><text:span text:style-name="T6">&lt;Объявление переменных&gt; ::= </text:span><text:span text:style-name="T7">Var </text:span><text:span text:style-name="T6">&lt;Список переменных&gt;</text:span></text:p>
      <text:p text:style-name="P7"><text:span text:style-name="T6">&lt;Список переменных&gt; ::= &lt;Идент&gt;</text:span><text:span text:style-name="T7">; </text:span><text:span text:style-name="T6">| &lt;Идент&gt; </text:span><text:span text:style-name="T7">, </text:span><text:span text:style-name="T6">&lt;Список переменных&gt; |</text:span></text:p>
      <text:p text:style-name="P7"><text:span text:style-name="T6">&lt;Идент&gt; </text:span><text:span text:style-name="T7">; </text:span><text:span text:style-name="T6">&lt;Список переменных&gt;</text:span></text:p>
      <text:p text:style-name="P7"><text:span text:style-name="T6">&lt;Список операторов&gt; ::= &lt;Оператор&gt; | &lt;Оператор&gt; &lt;Список операторов&gt;<text:line-break/>&lt;Оператор&gt;::=&lt;Присваивание&gt; |&lt;Сложный оператор&gt;|&lt;Составной оператор&gt; <text:line-break/>&lt;Составной оператор&gt;::=</text:span><text:span text:style-name="T5"> </text:span><text:span text:style-name="T6">B</text:span><text:span text:style-name="T9">egin</text:span><text:span text:style-name="T6"> &lt; Список операторов &gt; </text:span><text:span text:style-name="T9">End</text:span></text:p>
      <text:p text:style-name="P7"><text:span text:style-name="T6">&lt;Присваивание&gt; ::= &lt;Идент&gt; </text:span><text:span text:style-name="T7">:= </text:span><text:span text:style-name="T6">&lt;Выражение&gt; </text:span><text:span text:style-name="T7">;</text:span></text:p>
      <text:p text:style-name="P7"><text:span text:style-name="T6">&lt;Выражение&gt; ::= &lt;Ун.оп.&gt;&lt;Подвыражение&gt; | &lt;Подвыражение&gt;</text:span></text:p>
      <text:p text:style-name="P7"><text:span text:style-name="T6">&lt;Подвыражение&gt; :: = ( &lt;Выражение&gt; ) | &lt;Операнд&gt; |</text:span></text:p>
      <text:p text:style-name="P7"><text:span text:style-name="T6">&lt; Подвыражение &gt; &lt;Бин.оп.&gt; &lt;Подвыражение&gt;</text:span></text:p>
      <text:p text:style-name="P7"><text:span text:style-name="T6">&lt;Ун.оп.&gt; ::= "</text:span><text:span text:style-name="T7">-</text:span><text:span text:style-name="T6">"</text:span></text:p>
      <text:p text:style-name="P7"><text:span text:style-name="T6">&lt;Бин.оп.&gt; ::= "</text:span><text:span text:style-name="T7">-</text:span><text:span text:style-name="T6">" | "</text:span><text:span text:style-name="T7">+</text:span><text:span text:style-name="T6">" | "</text:span><text:span text:style-name="T7">*</text:span><text:span text:style-name="T6">" | "</text:span><text:span text:style-name="T7">/</text:span><text:span text:style-name="T6">" | "&gt;" | "&lt;" | "=" | "</text:span><text:span text:style-name="T10">AND</text:span><text:span text:style-name="T6">" | "</text:span><text:span text:style-name="T10">OR</text:span><text:span text:style-name="T6">" | "</text:span><text:span text:style-name="T10">XOR</text:span><text:span text:style-name="T6">"</text:span></text:p>
      <text:p text:style-name="P7"><text:span text:style-name="T6">&lt;Операнд&gt; ::= &lt;Идент&gt; | &lt;Const&gt;<text:line-break/>|&lt;Сложный оператор&gt;:: =&lt;Оператор цикла&gt;</text:span></text:p>
      <text:p text:style-name="P7"><text:span text:style-name="T6">&lt;Оператор цикла&gt;:: =WHILE &lt;Выражение&gt; DO &lt;Оператор&gt;</text:span></text:p>
      <text:p text:style-name="P7"><text:span text:style-name="T6">&lt;Идент&gt; ::= &lt;Буква&gt; &lt;Идент&gt; | &lt;Буква&gt;</text:span></text:p>
      <text:p text:style-name="P6"><text:span text:style-name="T6">&lt;Const&gt; ::= &lt;Цифра&gt; &lt;Const&gt; | &lt;Цифра&gt;</text:span></text:p>
      <text:p text:style-name="P5"><text:span text:style-name="T6"/></text:p>
      <text:p text:style-name="P5"><text:span text:style-name="T6"/></text:p>
      <text:p text:style-name="P5"><text:span text:style-name="T6">Список классов лексем:</text:span></text:p>
      <text:p text:style-name="Standard">Const(0),</text:p>
      <text:p text:style-name="Standard">Id(1),</text:p>
      <text:p text:style-name="Standard">Unary(2),</text:p>
      <text:p text:style-name="Standard">Additive(3),</text:p>
      <text:p text:style-name="Standard">Multiplicative(4),</text:p>
      <text:p text:style-name="Standard">Logical(5),</text:p>
      <text:p text:style-name="Standard">Assignment(6),</text:p>
      <text:p text:style-name="Standard">Delimiter(7),</text:p>
      <text:p text:style-name="Standard">Bracket(8),</text:p>
      <text:p text:style-name="Standard">Error(9),</text:p>
      <text:p text:style-name="Standard">EOF(10),</text:p>
      <text:p text:style-name="Standard">KeyWord(1000);</text:p>
      <text:p text:style-name="P8">Листинг программы:</text:p>
      <text:p text:style-name="Standard"><text:span text:style-name="T14">package </text:span>ru.ifmo.orc<text:span text:style-name="T14">;</text:span></text:p>
      <text:p text:style-name="Standard"><text:span text:style-name="T14">import </text:span>java.io.*<text:span text:style-name="T14">;</text:span></text:p>
      <text:p text:style-name="Standard"><text:span text:style-name="T14">import </text:span>java.util.ArrayList<text:span text:style-name="T14">;</text:span></text:p>
      <text:p text:style-name="Standard"><text:span text:style-name="T14">class </text:span>Scanner {</text:p>
      <text:p text:style-name="Standard"><text:s text:c="4"/><text:span text:style-name="T15">static </text:span><text:span text:style-name="T16">ArrayList&lt;Lexeme&gt; </text:span><text:span text:style-name="T12">lexeme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id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const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delim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bracket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keyWords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logical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unary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additive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multiplicative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</text:span><text:span text:style-name="T16">ArrayList&lt;String&gt; </text:span><text:span text:style-name="T12">assignment </text:span><text:span text:style-name="T16">= </text:span><text:span text:style-name="T15">new </text:span><text:span text:style-name="T16">ArrayList&lt;&gt;()</text:span><text:span text:style-name="T15">;</text:span></text:p>
      <text:p text:style-name="Standard"><text:span text:style-name="T14"><text:s text:c="4"/></text:span><text:span text:style-name="T15">static void </text:span><text:span text:style-name="T18">scan</text:span><text:span text:style-name="T16">(String sourcePath</text:span><text:span text:style-name="T15">, </text:span><text:span text:style-name="T16">String outputPath) </text:span><text:span text:style-name="T15">throws </text:span><text:span text:style-name="T16">Exception {</text:span></text:p>
      <text:p text:style-name="Standard"><text:s text:c="8"/><text:span text:style-name="T12">delims</text:span><text:span text:style-name="T16">.add(</text:span><text:span text:style-name="T19">","</text:span><text:span text:style-name="T16">)</text:span><text:span text:style-name="T15">;</text:span></text:p>
      <text:p text:style-name="Standard"><text:span text:style-name="T14"><text:s text:c="8"/></text:span><text:span text:style-name="T12">delims</text:span><text:span text:style-name="T16">.add(</text:span><text:span text:style-name="T19">";"</text:span><text:span text:style-name="T16">)</text:span><text:span text:style-name="T15">;</text:span></text:p>
      <text:p text:style-name="Standard"><text:span text:style-name="T14"><text:s text:c="8"/></text:span><text:span text:style-name="T12">brackets</text:span><text:span text:style-name="T16">.add(</text:span><text:span text:style-name="T19">"("</text:span><text:span text:style-name="T16">)</text:span><text:span text:style-name="T15">;</text:span></text:p>
      <text:p text:style-name="Standard"><text:span text:style-name="T14"><text:s text:c="8"/></text:span><text:span text:style-name="T12">brackets</text:span><text:span text:style-name="T16">.add(</text:span><text:span text:style-name="T19">")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begin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while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do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end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end."</text:span><text:span text:style-name="T16">)</text:span><text:span text:style-name="T15">;</text:span></text:p>
      <text:p text:style-name="Standard"><text:span text:style-name="T14"><text:s text:c="8"/></text:span><text:span text:style-name="T12">keyWords</text:span><text:span text:style-name="T16">.add(</text:span><text:span text:style-name="T19">"var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and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or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xor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&lt;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&gt;"</text:span><text:span text:style-name="T16">)</text:span><text:span text:style-name="T15">;</text:span></text:p>
      <text:p text:style-name="Standard"><text:span text:style-name="T14"><text:s text:c="8"/></text:span><text:span text:style-name="T12">logical</text:span><text:span text:style-name="T16">.add(</text:span><text:span text:style-name="T19">"="</text:span><text:span text:style-name="T16">)</text:span><text:span text:style-name="T15">;</text:span></text:p>
      <text:p text:style-name="Standard"><text:span text:style-name="T14"><text:s text:c="8"/></text:span><text:span text:style-name="T12">unary</text:span><text:span text:style-name="T16">.add(</text:span><text:span text:style-name="T19">"-"</text:span><text:span text:style-name="T16">)</text:span><text:span text:style-name="T15">;</text:span></text:p>
      <text:p text:style-name="Standard"><text:span text:style-name="T14"><text:s text:c="8"/></text:span><text:span text:style-name="T12">additive</text:span><text:span text:style-name="T16">.add(</text:span><text:span text:style-name="T19">"-"</text:span><text:span text:style-name="T16">)</text:span><text:span text:style-name="T15">;</text:span></text:p>
      <text:p text:style-name="Standard"><text:span text:style-name="T14"><text:s text:c="8"/></text:span><text:span text:style-name="T12">additive</text:span><text:span text:style-name="T16">.add(</text:span><text:span text:style-name="T19">"+"</text:span><text:span text:style-name="T16">)</text:span><text:span text:style-name="T15">;</text:span></text:p>
      <text:p text:style-name="Standard"><text:span text:style-name="T14"><text:s text:c="8"/></text:span><text:span text:style-name="T12">multiplicative</text:span><text:span text:style-name="T16">.add(</text:span><text:span text:style-name="T19">"/"</text:span><text:span text:style-name="T16">)</text:span><text:span text:style-name="T15">;</text:span></text:p>
      <text:p text:style-name="Standard"><text:span text:style-name="T14"><text:s text:c="8"/></text:span><text:span text:style-name="T12">multiplicative</text:span><text:span text:style-name="T16">.add(</text:span><text:span text:style-name="T19">"*"</text:span><text:span text:style-name="T16">)</text:span><text:span text:style-name="T15">;</text:span></text:p>
      <text:p text:style-name="Standard"><text:span text:style-name="T14"><text:s text:c="8"/></text:span><text:span text:style-name="T12">assignment</text:span><text:span text:style-name="T16">.add(</text:span><text:span text:style-name="T19">":="</text:span><text:span text:style-name="T16">)</text:span><text:span text:style-name="T15">;</text:span></text:p>
      <text:p text:style-name="Standard"><text:span text:style-name="T14"><text:s text:c="8"/></text:span><text:span text:style-name="T16">File source = </text:span><text:span text:style-name="T15">new </text:span><text:span text:style-name="T16">File(sourcePath)</text:span><text:span text:style-name="T15">;</text:span></text:p>
      <text:p text:style-name="Standard"><text:span text:style-name="T14"><text:s text:c="8"/></text:span><text:span text:style-name="T16">Logger logger = </text:span><text:span text:style-name="T15">null;</text:span></text:p>
      <text:p text:style-name="Standard"><text:span text:style-name="T14"><text:s text:c="8"/></text:span><text:span text:style-name="T16">logger = </text:span><text:span text:style-name="T15">new </text:span><text:span text:style-name="T16">Logger(outputPath)</text:span><text:span text:style-name="T15">;</text:span></text:p>
      <text:p text:style-name="Standard"><text:span text:style-name="T14"><text:s text:c="8"/></text:span><text:span text:style-name="T15">int </text:span><text:span text:style-name="T16">lineNumb = </text:span><text:span text:style-name="T13">0</text:span><text:span text:style-name="T15">;</text:span></text:p>
      <text:p text:style-name="Standard"><text:span text:style-name="T14"><text:s text:c="8"/></text:span><text:span text:style-name="T15">boolean </text:span><text:span text:style-name="T16">comment = </text:span><text:span text:style-name="T15">false;</text:span></text:p>
      <text:p text:style-name="Standard"><text:span text:style-name="T14"><text:s text:c="8"/></text:span><text:span text:style-name="T15">try </text:span><text:span text:style-name="T16">(BufferedReader brl = </text:span><text:span text:style-name="T15">new </text:span><text:span text:style-name="T16">BufferedReader(</text:span><text:span text:style-name="T15">new </text:span><text:span text:style-name="T16">FileReader(source))) {</text:span></text:p>
      <text:p text:style-name="Standard"><text:s text:c="12"/><text:span text:style-name="T15">while </text:span><text:span text:style-name="T16">(</text:span><text:span text:style-name="T15">true</text:span><text:span text:style-name="T16">) {</text:span></text:p>
      <text:p text:style-name="Standard"><text:s text:c="16"/><text:span text:style-name="T21">/*Считываем строку файла*/</text:span></text:p>
      <text:p text:style-name="Standard"><text:span text:style-name="T20"><text:s text:c="16"/></text:span><text:span text:style-name="T16">String line = brl.readLine()</text:span><text:span text:style-name="T15">;</text:span></text:p>
      <text:p text:style-name="Standard"><text:span text:style-name="T14"><text:s text:c="16"/></text:span><text:span text:style-name="T15">if </text:span><text:span text:style-name="T16">(line == </text:span><text:span text:style-name="T15">null</text:span><text:span text:style-name="T16">) {</text:span></text:p>
      <text:p text:style-name="Standard"><text:s text:c="20"/><text:span text:style-name="T15">break;</text:span></text:p>
      <text:p text:style-name="Standard"><text:span text:style-name="T14"><text:s text:c="16"/></text:span><text:span text:style-name="T16">}</text:span></text:p>
      <text:p text:style-name="Standard"><text:s text:c="16"/><text:span text:style-name="T16">lineNumb++</text:span><text:span text:style-name="T15">;</text:span></text:p>
      <text:p text:style-name="Standard"><text:soft-page-break/><text:span text:style-name="T14"><text:s text:c="16"/></text:span><text:span text:style-name="T21">/*Идем по строке*/</text:span></text:p>
      <text:p text:style-name="Standard"><text:span text:style-name="T20"><text:s text:c="16"/></text:span><text:span text:style-name="T16">PushbackReader pbr = </text:span><text:span text:style-name="T15">new </text:span><text:span text:style-name="T16">PushbackReader(</text:span><text:span text:style-name="T15">new </text:span><text:span text:style-name="T16">StringReader(line))</text:span><text:span text:style-name="T15">;</text:span></text:p>
      <text:p text:style-name="Standard"><text:span text:style-name="T14"><text:s text:c="16"/></text:span><text:span text:style-name="T15">while </text:span><text:span text:style-name="T16">(</text:span><text:span text:style-name="T15">true</text:span><text:span text:style-name="T16">) {</text:span></text:p>
      <text:p text:style-name="Standard"><text:s text:c="20"/><text:span text:style-name="T15">int </text:span><text:span text:style-name="T16">rc = pbr.read()</text:span><text:span text:style-name="T15">;</text:span></text:p>
      <text:p text:style-name="Standard"><text:span text:style-name="T14"><text:s text:c="20"/></text:span><text:span text:style-name="T15">if </text:span><text:span text:style-name="T16">(rc == -</text:span><text:span text:style-name="T13">1</text:span><text:span text:style-name="T16">) {</text:span></text:p>
      <text:p text:style-name="Standard"><text:s text:c="24"/><text:span text:style-name="T15">break;</text:span></text:p>
      <text:p text:style-name="Standard"><text:span text:style-name="T14"><text:s text:c="20"/></text:span><text:span text:style-name="T16">}</text:span></text:p>
      <text:p text:style-name="Standard"><text:s text:c="20"/><text:span text:style-name="T21">//Проверка на нахождение в цикле чтения комментария</text:span></text:p>
      <text:p text:style-name="Standard"><text:span text:style-name="T20"><text:s text:c="20"/></text:span><text:span text:style-name="T15">if </text:span><text:span text:style-name="T16">(!comment) {</text:span></text:p>
      <text:p text:style-name="Standard"><text:s text:c="24"/><text:span text:style-name="T21">/*Word</text:span></text:p>
      <text:p text:style-name="Standard"><text:s text:c="24"/><text:span text:style-name="T16">*Если первый символ слова - буква, начинаем чтение всего слова целиком*/</text:span></text:p>
      <text:p text:style-name="Standard"><text:span text:style-name="T20"><text:s text:c="24"/></text:span><text:span text:style-name="T15">if </text:span><text:span text:style-name="T16">(Character.</text:span><text:span text:style-name="T17">isLetter</text:span><text:span text:style-name="T16">(rc)) {</text:span></text:p>
      <text:p text:style-name="Standard"><text:s text:c="28"/><text:span text:style-name="T16">pbr.unread(rc)</text:span><text:span text:style-name="T15">;</text:span></text:p>
      <text:p text:style-name="Standard"><text:span text:style-name="T14"><text:s text:c="28"/></text:span><text:span text:style-name="T16">String word = </text:span><text:span text:style-name="T17">readWord</text:span><text:span text:style-name="T16">(pbr).toLowerCase()</text:span><text:span text:style-name="T15">;</text:span></text:p>
      <text:p text:style-name="Standard"><text:span text:style-name="T14"><text:s text:c="28"/></text:span><text:span text:style-name="T15">switch </text:span><text:span text:style-name="T16">(word) {</text:span></text:p>
      <text:p text:style-name="Standard"><text:s text:c="32"/><text:span text:style-name="T15">case </text:span><text:span text:style-name="T19">"begin"</text:span><text:span text:style-name="T16">:</text:span></text:p>
      <text:p text:style-name="Standard"><text:s text:c="32"/><text:span text:style-name="T15">case </text:span><text:span text:style-name="T19">"do"</text:span><text:span text:style-name="T16">:</text:span></text:p>
      <text:p text:style-name="Standard"><text:s text:c="32"/><text:span text:style-name="T15">case </text:span><text:span text:style-name="T19">"var"</text:span><text:span text:style-name="T16">:</text:span></text:p>
      <text:p text:style-name="Standard"><text:s text:c="32"/><text:span text:style-name="T15">case </text:span><text:span text:style-name="T19">"while"</text:span><text:span text:style-name="T16">: {</text:span></text:p>
      <text:p text:style-name="Standard"><text:s text:c="36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keyWords</text:span><text:span text:style-name="T15">, </text:span><text:span text:style-name="T16">word)</text:span><text:span text:style-name="T15">, </text:span><text:span text:style-name="T16">LexType.</text:span><text:span text:style-name="T12">KeyWord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word)</text:span><text:span text:style-name="T15">;</text:span></text:p>
      <text:p text:style-name="Standard"><text:span text:style-name="T14"><text:s text:c="36"/></text:span><text:span text:style-name="T12">lexemes</text:span><text:span text:style-name="T16">.add(lexeme)</text:span><text:span text:style-name="T15">;</text:span></text:p>
      <text:p text:style-name="Standard"><text:span text:style-name="T14"><text:s text:c="36"/></text:span><text:span text:style-name="T16">logger.log(lexeme)</text:span><text:span text:style-name="T15">;</text:span></text:p>
      <text:p text:style-name="Standard"><text:span text:style-name="T14"><text:s text:c="32"/></text:span><text:span text:style-name="T16">}</text:span></text:p>
      <text:p text:style-name="Standard"><text:s text:c="32"/><text:span text:style-name="T15">break;</text:span></text:p>
      <text:p text:style-name="Standard"><text:span text:style-name="T14"><text:s text:c="32"/></text:span><text:span text:style-name="T15">case </text:span><text:span text:style-name="T19">"end"</text:span><text:span text:style-name="T16">: {</text:span></text:p>
      <text:p text:style-name="Standard"><text:s text:c="36"/><text:span text:style-name="T15">int </text:span><text:span text:style-name="T16">dot = pbr.read()</text:span><text:span text:style-name="T15">;</text:span></text:p>
      <text:p text:style-name="Standard"><text:span text:style-name="T14"><text:s text:c="36"/></text:span><text:span text:style-name="T15">if </text:span><text:span text:style-name="T16">(dot == </text:span><text:span text:style-name="T19">'.'</text:span><text:span text:style-name="T16">) {</text:span></text:p>
      <text:p text:style-name="Standard"><text:s text:c="40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keyWords</text:span><text:span text:style-name="T15">, </text:span><text:span text:style-name="T19">"end."</text:span><text:span text:style-name="T16">)</text:span><text:span text:style-name="T15">, </text:span><text:span text:style-name="T16">LexType.</text:span><text:span text:style-name="T12">KeyWord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end."</text:span><text:span text:style-name="T16">)</text:span><text:span text:style-name="T15">;</text:span></text:p>
      <text:p text:style-name="Standard"><text:span text:style-name="T14"><text:s text:c="40"/></text:span><text:span text:style-name="T12">lexemes</text:span><text:span text:style-name="T16">.add(lexeme)</text:span><text:span text:style-name="T15">;</text:span></text:p>
      <text:p text:style-name="Standard"><text:span text:style-name="T14"><text:s text:c="40"/></text:span><text:span text:style-name="T16">logger.log(lexeme)</text:span><text:span text:style-name="T15">;</text:span></text:p>
      <text:p text:style-name="Standard"><text:span text:style-name="T14"><text:s text:c="36"/></text:span><text:span text:style-name="T16">} </text:span><text:span text:style-name="T15">else </text:span><text:span text:style-name="T16">{</text:span></text:p>
      <text:p text:style-name="Standard"><text:s text:c="40"/><text:span text:style-name="T15">if </text:span><text:span text:style-name="T16">(dot != -</text:span><text:span text:style-name="T13">1</text:span><text:span text:style-name="T16">) {</text:span></text:p>
      <text:p text:style-name="Standard"><text:s text:c="44"/><text:span text:style-name="T16">pbr.unread(dot)</text:span><text:span text:style-name="T15">;</text:span></text:p>
      <text:p text:style-name="Standard"><text:span text:style-name="T14"><text:s text:c="40"/></text:span><text:span text:style-name="T16">}</text:span></text:p>
      <text:p text:style-name="Standard"><text:s text:c="40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keyWords</text:span><text:span text:style-name="T15">, </text:span><text:span text:style-name="T19">"end"</text:span><text:span text:style-name="T16">)</text:span><text:span text:style-name="T15">, </text:span><text:span text:style-name="T16">LexType.</text:span><text:span text:style-name="T12">KeyWord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end"</text:span><text:span text:style-name="T16">)</text:span><text:span text:style-name="T15">;</text:span></text:p>
      <text:p text:style-name="Standard"><text:span text:style-name="T14"><text:s text:c="40"/></text:span><text:span text:style-name="T12">lexemes</text:span><text:span text:style-name="T16">.add(lexeme)</text:span><text:span text:style-name="T15">;</text:span></text:p>
      <text:p text:style-name="Standard"><text:span text:style-name="T14"><text:s text:c="40"/></text:span><text:span text:style-name="T16">logger.log(lexeme)</text:span><text:span text:style-name="T15">;</text:span></text:p>
      <text:p text:style-name="Standard"><text:span text:style-name="T14"><text:s text:c="36"/></text:span><text:span text:style-name="T16">}</text:span></text:p>
      <text:p text:style-name="Standard"><text:s text:c="32"/><text:span text:style-name="T16">}</text:span></text:p>
      <text:p text:style-name="Standard"><text:s text:c="32"/><text:span text:style-name="T15">break;</text:span></text:p>
      <text:p text:style-name="Standard"><text:span text:style-name="T14"><text:s text:c="32"/></text:span><text:span text:style-name="T15">case </text:span><text:span text:style-name="T19">"and"</text:span><text:span text:style-name="T16">:</text:span></text:p>
      <text:p text:style-name="Standard"><text:s text:c="32"/><text:span text:style-name="T15">case </text:span><text:span text:style-name="T19">"or"</text:span><text:span text:style-name="T16">:</text:span></text:p>
      <text:p text:style-name="Standard"><text:s text:c="32"/><text:span text:style-name="T15">case </text:span><text:span text:style-name="T19">"xor"</text:span><text:span text:style-name="T16">: {</text:span></text:p>
      <text:p text:style-name="Standard"><text:s text:c="36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logical</text:span><text:span text:style-name="T15">, </text:span><text:span text:style-name="T16">word)</text:span><text:span text:style-name="T15">, </text:span><text:span text:style-name="T16">LexType.</text:span><text:span text:style-name="T12">Logical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word)</text:span><text:span text:style-name="T15">;</text:span></text:p>
      <text:p text:style-name="Standard"><text:span text:style-name="T14"><text:s text:c="36"/></text:span><text:span text:style-name="T12">lexemes</text:span><text:span text:style-name="T16">.add(lexeme)</text:span><text:span text:style-name="T15">;</text:span></text:p>
      <text:p text:style-name="Standard"><text:span text:style-name="T14"><text:s text:c="36"/></text:span><text:span text:style-name="T16">logger.log(lexeme)</text:span><text:span text:style-name="T15">;</text:span></text:p>
      <text:p text:style-name="Standard"><text:span text:style-name="T14"><text:s text:c="32"/></text:span><text:span text:style-name="T16">}</text:span></text:p>
      <text:p text:style-name="Standard"><text:s text:c="32"/><text:span text:style-name="T15">break;</text:span></text:p>
      <text:p text:style-name="Standard"><text:soft-page-break/><text:span text:style-name="T14"><text:s text:c="28"/></text:span><text:span text:style-name="T21">/*Word is Id</text:span></text:p>
      <text:p text:style-name="Standard"><text:s text:c="28"/><text:span text:style-name="T16">* Если слово не попало ни в один case, значит оно не является ключевым словом</text:span></text:p>
      <text:p text:style-name="Standard"><text:s text:c="28"/><text:span text:style-name="T16">* Является идентификатором*/</text:span></text:p>
      <text:p text:style-name="Standard"><text:span text:style-name="T20"><text:s text:c="32"/></text:span><text:span text:style-name="T15">default</text:span><text:span text:style-name="T16">: {</text:span></text:p>
      <text:p text:style-name="Standard"><text:s text:c="36"/><text:span text:style-name="T15">int </text:span><text:span text:style-name="T16">id = </text:span><text:span text:style-name="T17">checkId</text:span><text:span text:style-name="T16">(word)</text:span><text:span text:style-name="T15">;</text:span></text:p>
      <text:p text:style-name="Standard"><text:span text:style-name="T14"><text:s text:c="36"/></text:span><text:span text:style-name="T16">Lexeme lexeme = </text:span><text:span text:style-name="T15">new </text:span><text:span text:style-name="T16">Lexeme(id</text:span><text:span text:style-name="T15">, </text:span><text:span text:style-name="T16">LexType.</text:span><text:span text:style-name="T12">Id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word)</text:span><text:span text:style-name="T15">;</text:span></text:p>
      <text:p text:style-name="Standard"><text:span text:style-name="T14"><text:s text:c="36"/></text:span><text:span text:style-name="T12">lexemes</text:span><text:span text:style-name="T16">.add(lexeme)</text:span><text:span text:style-name="T15">;</text:span></text:p>
      <text:p text:style-name="Standard"><text:span text:style-name="T14"><text:s text:c="36"/></text:span><text:span text:style-name="T16">logger.log(lexeme)</text:span><text:span text:style-name="T15">;</text:span></text:p>
      <text:p text:style-name="Standard"><text:span text:style-name="T14"><text:s text:c="32"/></text:span><text:span text:style-name="T16">}</text:span></text:p>
      <text:p text:style-name="Standard"><text:s text:c="32"/><text:span text:style-name="T15">break;</text:span></text:p>
      <text:p text:style-name="Standard"><text:span text:style-name="T14"><text:s text:c="28"/></text:span><text:span text:style-name="T16">}</text:span></text:p>
      <text:p text:style-name="Standard"><text:s text:c="28"/><text:span text:style-name="T15">continue;</text:span></text:p>
      <text:p text:style-name="Standard"><text:span text:style-name="T14"><text:s text:c="24"/></text:span><text:span text:style-name="T16">}</text:span></text:p>
      <text:p text:style-name="Standard"><text:s text:c="20"/><text:span text:style-name="T21">/*const</text:span></text:p>
      <text:p text:style-name="Standard"><text:s text:c="20"/><text:span text:style-name="T16">* Если первый символ - цифра, читаем комнстанту*/</text:span></text:p>
      <text:p text:style-name="Standard"><text:span text:style-name="T20"><text:s text:c="24"/></text:span><text:span text:style-name="T15">if </text:span><text:span text:style-name="T16">(Character.</text:span><text:span text:style-name="T17">isDigit</text:span><text:span text:style-name="T16">(rc)) {</text:span></text:p>
      <text:p text:style-name="Standard"><text:s text:c="28"/><text:span text:style-name="T16">pbr.unread(rc)</text:span><text:span text:style-name="T15">;</text:span></text:p>
      <text:p text:style-name="Standard"><text:span text:style-name="T14"><text:s text:c="28"/></text:span><text:span text:style-name="T16">String constWord = </text:span><text:span text:style-name="T17">readConst</text:span><text:span text:style-name="T16">(pbr)</text:span><text:span text:style-name="T15">;</text:span></text:p>
      <text:p text:style-name="Standard"><text:span text:style-name="T14"><text:s text:c="28"/></text:span><text:span text:style-name="T16">constWord = Integer.</text:span><text:span text:style-name="T17">toHexString</text:span><text:span text:style-name="T16">(Integer.</text:span><text:span text:style-name="T17">parseInt</text:span><text:span text:style-name="T16">(constWord))</text:span><text:span text:style-name="T15">;</text:span></text:p>
      <text:p text:style-name="Standard"><text:span text:style-name="T14"><text:s text:c="28"/></text:span><text:span text:style-name="T15">int </text:span><text:span text:style-name="T16">id = </text:span><text:span text:style-name="T17">checkConst</text:span><text:span text:style-name="T16">(constWord)</text:span><text:span text:style-name="T15">;</text:span></text:p>
      <text:p text:style-name="Standard"><text:span text:style-name="T14"><text:s text:c="28"/></text:span><text:span text:style-name="T16">Lexeme lexeme = </text:span><text:span text:style-name="T15">new </text:span><text:span text:style-name="T16">Lexeme(id</text:span><text:span text:style-name="T15">, </text:span><text:span text:style-name="T16">LexType.</text:span><text:span text:style-name="T12">Const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constWord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== </text:span><text:span text:style-name="T19">'-'</text:span><text:span text:style-name="T16">) {</text:span></text:p>
      <text:p text:style-name="Standard"><text:s text:c="28"/><text:span text:style-name="T15">int </text:span><text:span text:style-name="T16">digit = pbr.read()</text:span><text:span text:style-name="T15">;</text:span></text:p>
      <text:p text:style-name="Standard"><text:span text:style-name="T14"><text:s text:c="28"/></text:span><text:span text:style-name="T15">if </text:span><text:span text:style-name="T16">(Character.</text:span><text:span text:style-name="T17">isDigit</text:span><text:span text:style-name="T16">(digit)) {</text:span></text:p>
      <text:p text:style-name="Standard"><text:s text:c="32"/><text:span text:style-name="T16">pbr.unread(digit)</text:span><text:span text:style-name="T15">;</text:span></text:p>
      <text:p text:style-name="Standard"><text:span text:style-name="T14"><text:s text:c="32"/></text:span><text:span text:style-name="T16">String constWord = </text:span><text:span text:style-name="T17">readConst</text:span><text:span text:style-name="T16">(pbr)</text:span><text:span text:style-name="T15">;</text:span></text:p>
      <text:p text:style-name="Standard"><text:span text:style-name="T14"><text:s text:c="32"/></text:span><text:span text:style-name="T16">constWord = Integer.</text:span><text:span text:style-name="T17">toHexString</text:span><text:span text:style-name="T16">(Integer.</text:span><text:span text:style-name="T17">parseInt</text:span><text:span text:style-name="T16">(constWord))</text:span><text:span text:style-name="T15">;</text:span></text:p>
      <text:p text:style-name="Standard"><text:span text:style-name="T14"><text:s text:c="32"/></text:span><text:span text:style-name="T15">int </text:span><text:span text:style-name="T16">id = </text:span><text:span text:style-name="T17">checkConst</text:span><text:span text:style-name="T16">(constWord)</text:span><text:span text:style-name="T15">;</text:span></text:p>
      <text:p text:style-name="Standard"><text:span text:style-name="T14"><text:s text:c="32"/></text:span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unary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Unary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pan text:style-name="T14"><text:s text:c="32"/></text:span><text:span text:style-name="T16">lexeme = </text:span><text:span text:style-name="T15">new </text:span><text:span text:style-name="T16">Lexeme(id</text:span><text:span text:style-name="T15">, </text:span><text:span text:style-name="T16">LexType.</text:span><text:span text:style-name="T12">Const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constWord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 text:c="32"/><text:span text:style-name="T16">continue;</text:span></text:p>
      <text:p text:style-name="Standard"><text:span text:style-name="T14"><text:s text:c="28"/></text:span><text:span text:style-name="T16">} </text:span><text:span text:style-name="T15">else </text:span><text:span text:style-name="T16">{</text:span></text:p>
      <text:p text:style-name="Standard"><text:s text:c="32"/><text:span text:style-name="T15">if </text:span><text:span text:style-name="T16">(digit != -</text:span><text:span text:style-name="T13">1</text:span><text:span text:style-name="T16">) {</text:span></text:p>
      <text:p text:style-name="Standard"><text:s text:c="36"/><text:span text:style-name="T16">pbr.unread(digit)</text:span><text:span text:style-name="T15">;</text:span></text:p>
      <text:p text:style-name="Standard"><text:span text:style-name="T14"><text:s text:c="32"/></text:span><text:span text:style-name="T16">}</text:span></text:p>
      <text:p text:style-name="Standard"><text:s text:c="32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additive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Additive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 text:c="32"/><text:span text:style-name="T16">continue;</text:span></text:p>
      <text:p text:style-name="Standard"><text:span text:style-name="T14"><text:s text:c="28"/></text:span><text:span text:style-name="T16">}</text:span></text:p>
      <text:p text:style-name="Standard"><text:s text:c="24"/><text:span text:style-name="T16">}</text:span></text:p>
      <text:p text:style-name="Standard"><text:soft-page-break/><text:s text:c="24"/><text:span text:style-name="T15">if </text:span><text:span text:style-name="T16">(rc == </text:span><text:span text:style-name="T19">'+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additive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Additive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== </text:span><text:span text:style-name="T19">'*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multiplicative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Multiplicative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0"/><text:span text:style-name="T21">/*Проверка на комментарий*/</text:span></text:p>
      <text:p text:style-name="Standard"><text:span text:style-name="T20"><text:s text:c="24"/></text:span><text:span text:style-name="T15">if </text:span><text:span text:style-name="T16">(rc == </text:span><text:span text:style-name="T19">'/'</text:span><text:span text:style-name="T16">) {</text:span></text:p>
      <text:p text:style-name="Standard"><text:s text:c="28"/><text:span text:style-name="T15">int </text:span><text:span text:style-name="T16">mul = pbr.read()</text:span><text:span text:style-name="T15">;</text:span></text:p>
      <text:p text:style-name="Standard"><text:span text:style-name="T14"><text:s text:c="28"/></text:span><text:span text:style-name="T15">if </text:span><text:span text:style-name="T16">(mul == </text:span><text:span text:style-name="T19">'*'</text:span><text:span text:style-name="T16">) {</text:span></text:p>
      <text:p text:style-name="Standard"><text:s text:c="32"/><text:span text:style-name="T16">comment = </text:span><text:span text:style-name="T15">true;</text:span></text:p>
      <text:p text:style-name="Standard"><text:s text:c="32"/><text:span text:style-name="T16">continue;</text:span></text:p>
      <text:p text:style-name="Standard"><text:span text:style-name="T14"><text:s text:c="28"/></text:span><text:span text:style-name="T16">} </text:span><text:span text:style-name="T15">else if </text:span><text:span text:style-name="T16">(mul != -</text:span><text:span text:style-name="T13">1</text:span><text:span text:style-name="T16">) {</text:span></text:p>
      <text:p text:style-name="Standard"><text:s text:c="32"/><text:span text:style-name="T16">pbr.unread(mul)</text:span><text:span text:style-name="T15">;</text:span></text:p>
      <text:p text:style-name="Standard"><text:span text:style-name="T14"><text:s text:c="32"/></text:span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multiplicative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Multiplicative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 text:c="32"/><text:span text:style-name="T16">continue;</text:span></text:p>
      <text:p text:style-name="Standard"><text:span text:style-name="T14"><text:s text:c="28"/></text:span><text:span text:style-name="T16">}</text:span></text:p>
      <text:p text:style-name="Standard"><text:s text:c="24"/><text:span text:style-name="T16">}</text:span></text:p>
      <text:p text:style-name="Standard"><text:s text:c="24"/><text:span text:style-name="T15">if </text:span><text:span text:style-name="T16">(rc == </text:span><text:span text:style-name="T19">'&gt;' </text:span><text:span text:style-name="T16">|| rc == </text:span><text:span text:style-name="T19">'&lt;' </text:span><text:span text:style-name="T16">|| rc == </text:span><text:span text:style-name="T19">'=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logical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, </text:span><text:span text:style-name="T16">LexType.</text:span><text:span text:style-name="T12">Logical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6">(</text:span><text:span text:style-name="T15">char</text:span><text:span text:style-name="T16">) rc + </text:span><text:span text:style-name="T19">""</text:span><text:span text:style-name="T16">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== </text:span><text:span text:style-name="T19">':'</text:span><text:span text:style-name="T16">) {</text:span></text:p>
      <text:p text:style-name="Standard"><text:s text:c="28"/><text:span text:style-name="T15">int </text:span><text:span text:style-name="T16">eq = pbr.read()</text:span><text:span text:style-name="T15">;</text:span></text:p>
      <text:p text:style-name="Standard"><text:span text:style-name="T14"><text:s text:c="28"/></text:span><text:span text:style-name="T15">if </text:span><text:span text:style-name="T16">(eq == </text:span><text:span text:style-name="T19">'='</text:span><text:span text:style-name="T16">) {</text:span></text:p>
      <text:p text:style-name="Standard"><text:s text:c="32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assignment</text:span><text:span text:style-name="T15">, </text:span><text:span text:style-name="T19">":="</text:span><text:span text:style-name="T16">)</text:span><text:span text:style-name="T15">, </text:span><text:span text:style-name="T16">LexType.</text:span><text:span text:style-name="T12">Assignment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:="</text:span><text:span text:style-name="T16">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 text:c="32"/><text:span text:style-name="T16">continue;</text:span></text:p>
      <text:p text:style-name="Standard"><text:span text:style-name="T14"><text:s text:c="28"/></text:span><text:span text:style-name="T16">} </text:span><text:span text:style-name="T15">else </text:span><text:span text:style-name="T16">{</text:span></text:p>
      <text:p text:style-name="Standard"><text:s text:c="32"/><text:span text:style-name="T16">Lexeme lexeme = </text:span><text:span text:style-name="T15">new </text:span><text:span text:style-name="T16">Lexeme(-</text:span><text:span text:style-name="T13">1</text:span><text:span text:style-name="T15">, </text:span><text:span text:style-name="T16">LexType.</text:span><text:span text:style-name="T12">Error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;</text:span></text:p>
      <text:p text:style-name="Standard"><text:span text:style-name="T14"><text:s text:c="32"/></text:span><text:span text:style-name="T12">lexemes</text:span><text:span text:style-name="T16">.add(lexeme)</text:span><text:span text:style-name="T15">;</text:span></text:p>
      <text:p text:style-name="Standard"><text:span text:style-name="T14"><text:s text:c="32"/></text:span><text:span text:style-name="T16">logger.log(lexeme)</text:span><text:span text:style-name="T15">;</text:span></text:p>
      <text:p text:style-name="Standard"><text:span text:style-name="T14"><text:s text:c="32"/></text:span><text:span text:style-name="T15">if </text:span><text:span text:style-name="T16">(eq != -</text:span><text:span text:style-name="T13">1</text:span><text:span text:style-name="T16">) {</text:span></text:p>
      <text:p text:style-name="Standard"><text:s text:c="36"/><text:span text:style-name="T16">pbr.unread(eq)</text:span><text:span text:style-name="T15">;</text:span></text:p>
      <text:p text:style-name="Standard"><text:span text:style-name="T14"><text:s text:c="32"/></text:span><text:span text:style-name="T16">}</text:span></text:p>
      <text:p text:style-name="Standard"><text:s text:c="32"/><text:span text:style-name="T15">continue;</text:span></text:p>
      <text:p text:style-name="Standard"><text:soft-page-break/><text:span text:style-name="T14"><text:s text:c="28"/></text:span><text:span text:style-name="T16">}</text:span></text:p>
      <text:p text:style-name="Standard"><text:s text:c="24"/><text:span text:style-name="T16">}</text:span></text:p>
      <text:p text:style-name="Standard"><text:s text:c="24"/><text:span text:style-name="T15">if </text:span><text:span text:style-name="T16">(rc == </text:span><text:span text:style-name="T19">',' </text:span><text:span text:style-name="T16">|| rc == </text:span><text:span text:style-name="T19">';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delims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, </text:span><text:span text:style-name="T16">LexType.</text:span><text:span text:style-name="T12">Delimiter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== </text:span><text:span text:style-name="T19">'(' </text:span><text:span text:style-name="T16">|| rc == </text:span><text:span text:style-name="T19">')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</text:span><text:span text:style-name="T17">checkLex</text:span><text:span text:style-name="T16">(</text:span><text:span text:style-name="T12">brackets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, </text:span><text:span text:style-name="T16">LexType.</text:span><text:span text:style-name="T12">Bracket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 text:c="28"/><text:span text:style-name="T16">continue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== Character.</text:span><text:span text:style-name="T12">MAX_VALUE</text:span><text:span text:style-name="T16">) {</text:span></text:p>
      <text:p text:style-name="Standard"><text:s text:c="28"/><text:span text:style-name="T15">break;</text:span></text:p>
      <text:p text:style-name="Standard"><text:span text:style-name="T14"><text:s text:c="24"/></text:span><text:span text:style-name="T16">}</text:span></text:p>
      <text:p text:style-name="Standard"><text:s text:c="24"/><text:span text:style-name="T15">if </text:span><text:span text:style-name="T16">(rc != </text:span><text:span text:style-name="T19">' '</text:span><text:span text:style-name="T16">) {</text:span></text:p>
      <text:p text:style-name="Standard"><text:s text:c="28"/><text:span text:style-name="T16">Lexeme lexeme = </text:span><text:span text:style-name="T15">new </text:span><text:span text:style-name="T16">Lexeme(-</text:span><text:span text:style-name="T13">1</text:span><text:span text:style-name="T15">, </text:span><text:span text:style-name="T16">LexType.</text:span><text:span text:style-name="T12">Error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" </text:span><text:span text:style-name="T16">+ (</text:span><text:span text:style-name="T15">char</text:span><text:span text:style-name="T16">) rc)</text:span><text:span text:style-name="T15">;</text:span></text:p>
      <text:p text:style-name="Standard"><text:span text:style-name="T14"><text:s text:c="28"/></text:span><text:span text:style-name="T12">lexemes</text:span><text:span text:style-name="T16">.add(lexeme)</text:span><text:span text:style-name="T15">;</text:span></text:p>
      <text:p text:style-name="Standard"><text:span text:style-name="T14"><text:s text:c="28"/></text:span><text:span text:style-name="T16">logger.log(lexeme)</text:span><text:span text:style-name="T15">;</text:span></text:p>
      <text:p text:style-name="Standard"><text:span text:style-name="T14"><text:s text:c="24"/></text:span><text:span text:style-name="T16">}</text:span></text:p>
      <text:p text:style-name="Standard"><text:s text:c="20"/><text:span text:style-name="T16">} </text:span><text:span text:style-name="T15">else </text:span><text:span text:style-name="T16">{</text:span></text:p>
      <text:p text:style-name="Standard"><text:s text:c="24"/><text:span text:style-name="T16">pbr.unread(rc)</text:span><text:span text:style-name="T15">;</text:span></text:p>
      <text:p text:style-name="Standard"><text:span text:style-name="T14"><text:s text:c="24"/></text:span><text:span text:style-name="T15">while </text:span><text:span text:style-name="T16">(</text:span><text:span text:style-name="T15">true</text:span><text:span text:style-name="T16">) {</text:span></text:p>
      <text:p text:style-name="Standard"><text:s text:c="28"/><text:span text:style-name="T15">int </text:span><text:span text:style-name="T16">mul = pbr.read()</text:span><text:span text:style-name="T15">;</text:span></text:p>
      <text:p text:style-name="Standard"><text:span text:style-name="T14"><text:s text:c="28"/></text:span><text:span text:style-name="T15">if </text:span><text:span text:style-name="T16">(mul == </text:span><text:span text:style-name="T19">'*'</text:span><text:span text:style-name="T16">) {</text:span></text:p>
      <text:p text:style-name="Standard"><text:s text:c="32"/><text:span text:style-name="T16">rc = pbr.read()</text:span><text:span text:style-name="T15">;</text:span></text:p>
      <text:p text:style-name="Standard"><text:span text:style-name="T14"><text:s text:c="32"/></text:span><text:span text:style-name="T15">if </text:span><text:span text:style-name="T16">(rc == </text:span><text:span text:style-name="T19">'/'</text:span><text:span text:style-name="T16">) {</text:span></text:p>
      <text:p text:style-name="Standard"><text:s text:c="36"/><text:span text:style-name="T16">comment = </text:span><text:span text:style-name="T15">false;</text:span></text:p>
      <text:p text:style-name="Standard"><text:s text:c="36"/><text:span text:style-name="T16">break;</text:span></text:p>
      <text:p text:style-name="Standard"><text:span text:style-name="T14"><text:s text:c="32"/></text:span><text:span text:style-name="T16">} </text:span><text:span text:style-name="T15">else if </text:span><text:span text:style-name="T16">(rc == -</text:span><text:span text:style-name="T13">1</text:span><text:span text:style-name="T16">) {</text:span></text:p>
      <text:p text:style-name="Standard"><text:s text:c="36"/><text:span text:style-name="T15">break;</text:span></text:p>
      <text:p text:style-name="Standard"><text:span text:style-name="T14"><text:s text:c="32"/></text:span><text:span text:style-name="T16">}</text:span></text:p>
      <text:p text:style-name="Standard"><text:s text:c="28"/><text:span text:style-name="T16">} </text:span><text:span text:style-name="T15">else if </text:span><text:span text:style-name="T16">(mul == -</text:span><text:span text:style-name="T13">1</text:span><text:span text:style-name="T16">) {</text:span></text:p>
      <text:p text:style-name="Standard"><text:s text:c="32"/><text:span text:style-name="T15">break;</text:span></text:p>
      <text:p text:style-name="Standard"><text:span text:style-name="T14"><text:s text:c="28"/></text:span><text:span text:style-name="T16">}</text:span></text:p>
      <text:p text:style-name="Standard"><text:s text:c="24"/><text:span text:style-name="T16">}</text:span></text:p>
      <text:p text:style-name="Standard"><text:s text:c="20"/><text:span text:style-name="T16">}</text:span></text:p>
      <text:p text:style-name="Standard"><text:s text:c="16"/><text:span text:style-name="T16">}</text:span></text:p>
      <text:p text:style-name="Standard"><text:s text:c="12"/><text:span text:style-name="T16">}</text:span></text:p>
      <text:p text:style-name="Standard"><text:s text:c="12"/><text:span text:style-name="T16">Lexeme lexeme = </text:span><text:span text:style-name="T15">new </text:span><text:span text:style-name="T16">Lexeme(-</text:span><text:span text:style-name="T13">2</text:span><text:span text:style-name="T15">, </text:span><text:span text:style-name="T16">LexType.</text:span><text:span text:style-name="T12">EOF</text:span><text:span text:style-name="T16">.</text:span><text:span text:style-name="T11">val</text:span><text:span text:style-name="T15">, </text:span><text:span text:style-name="T16">lineNumb</text:span><text:span text:style-name="T15">, </text:span><text:span text:style-name="T19">"EOF"</text:span><text:span text:style-name="T16">)</text:span><text:span text:style-name="T15">;</text:span></text:p>
      <text:p text:style-name="Standard"><text:span text:style-name="T14"><text:s text:c="12"/></text:span><text:span text:style-name="T12">lexemes</text:span><text:span text:style-name="T16">.add(lexeme)</text:span><text:span text:style-name="T15">;</text:span></text:p>
      <text:p text:style-name="Standard"><text:span text:style-name="T14"><text:s text:c="12"/></text:span><text:span text:style-name="T16">logger.log(lexeme)</text:span><text:span text:style-name="T15">;</text:span></text:p>
      <text:p text:style-name="Standard"><text:span text:style-name="T14"><text:s text:c="12"/></text:span><text:span text:style-name="T16">logger.endLogging()</text:span><text:span text:style-name="T15">;</text:span></text:p>
      <text:p text:style-name="Standard"><text:span text:style-name="T14"><text:s text:c="8"/></text:span><text:span text:style-name="T16">} </text:span><text:span text:style-name="T15">catch </text:span><text:span text:style-name="T16">(IOException e)</text:span></text:p>
      <text:p text:style-name="Standard"><text:s text:c="8"/><text:span text:style-name="T16">{</text:span></text:p>
      <text:p text:style-name="Standard"><text:s text:c="12"/><text:span text:style-name="T16">e.printStackTrace()</text:span><text:span text:style-name="T15">;</text:span></text:p>
      <text:p text:style-name="Standard"><text:span text:style-name="T14"><text:s text:c="8"/></text:span><text:span text:style-name="T16">}</text:span></text:p>
      <text:p text:style-name="Standard"><text:s text:c="4"/><text:span text:style-name="T16">}</text:span></text:p>
      <text:p text:style-name="Standard"><text:soft-page-break/><text:s text:c="4"/><text:span text:style-name="T15">private static int </text:span><text:span text:style-name="T18">checkId</text:span><text:span text:style-name="T16">(String word) {</text:span></text:p>
      <text:p text:style-name="Standard"><text:s text:c="8"/><text:span text:style-name="T15">for </text:span><text:span text:style-name="T16">(</text:span><text:span text:style-name="T15">int </text:span><text:span text:style-name="T16">i = </text:span><text:span text:style-name="T13">0</text:span><text:span text:style-name="T15">; </text:span><text:span text:style-name="T16">i &lt; </text:span><text:span text:style-name="T12">ids</text:span><text:span text:style-name="T16">.size()</text:span><text:span text:style-name="T15">; </text:span><text:span text:style-name="T16">i++) {</text:span></text:p>
      <text:p text:style-name="Standard"><text:s text:c="12"/><text:span text:style-name="T15">if </text:span><text:span text:style-name="T16">(</text:span><text:span text:style-name="T12">ids</text:span><text:span text:style-name="T16">.get(i).equals(word)) {</text:span></text:p>
      <text:p text:style-name="Standard"><text:s text:c="16"/><text:span text:style-name="T15">return </text:span><text:span text:style-name="T16">i</text:span><text:span text:style-name="T15">;</text:span></text:p>
      <text:p text:style-name="Standard"><text:span text:style-name="T14"><text:s text:c="12"/></text:span><text:span text:style-name="T16">}</text:span></text:p>
      <text:p text:style-name="Standard"><text:s text:c="8"/><text:span text:style-name="T16">}</text:span></text:p>
      <text:p text:style-name="Standard"><text:s text:c="8"/><text:span text:style-name="T12">ids</text:span><text:span text:style-name="T16">.add(word)</text:span><text:span text:style-name="T15">;</text:span></text:p>
      <text:p text:style-name="Standard"><text:span text:style-name="T14"><text:s text:c="8"/></text:span><text:span text:style-name="T15">return </text:span><text:span text:style-name="T12">ids</text:span><text:span text:style-name="T16">.size() - </text:span><text:span text:style-name="T13">1</text:span><text:span text:style-name="T15">;</text:span></text:p>
      <text:p text:style-name="Standard"><text:span text:style-name="T14"><text:s text:c="4"/></text:span><text:span text:style-name="T16">}</text:span></text:p>
      <text:p text:style-name="Standard"><text:s text:c="4"/><text:span text:style-name="T15">private static int </text:span><text:span text:style-name="T18">checkConst</text:span><text:span text:style-name="T16">(String word) {</text:span></text:p>
      <text:p text:style-name="Standard"><text:s text:c="8"/><text:span text:style-name="T15">for </text:span><text:span text:style-name="T16">(</text:span><text:span text:style-name="T15">int </text:span><text:span text:style-name="T16">i = </text:span><text:span text:style-name="T13">0</text:span><text:span text:style-name="T15">; </text:span><text:span text:style-name="T16">i &lt; </text:span><text:span text:style-name="T12">consts</text:span><text:span text:style-name="T16">.size()</text:span><text:span text:style-name="T15">; </text:span><text:span text:style-name="T16">i++) {</text:span></text:p>
      <text:p text:style-name="Standard"><text:s text:c="12"/><text:span text:style-name="T15">if </text:span><text:span text:style-name="T16">(</text:span><text:span text:style-name="T12">consts</text:span><text:span text:style-name="T16">.get(i).equals(word)) {</text:span></text:p>
      <text:p text:style-name="Standard"><text:s text:c="16"/><text:span text:style-name="T15">return </text:span><text:span text:style-name="T16">i</text:span><text:span text:style-name="T15">;</text:span></text:p>
      <text:p text:style-name="Standard"><text:span text:style-name="T14"><text:s text:c="12"/></text:span><text:span text:style-name="T16">}</text:span></text:p>
      <text:p text:style-name="Standard"><text:s text:c="8"/><text:span text:style-name="T16">}</text:span></text:p>
      <text:p text:style-name="Standard"><text:s text:c="8"/><text:span text:style-name="T12">consts</text:span><text:span text:style-name="T16">.add(word)</text:span><text:span text:style-name="T15">;</text:span></text:p>
      <text:p text:style-name="Standard"><text:span text:style-name="T14"><text:s text:c="8"/></text:span><text:span text:style-name="T15">return </text:span><text:span text:style-name="T12">consts</text:span><text:span text:style-name="T16">.size() - </text:span><text:span text:style-name="T13">1</text:span><text:span text:style-name="T15">;</text:span></text:p>
      <text:p text:style-name="Standard"><text:span text:style-name="T14"><text:s text:c="4"/></text:span><text:span text:style-name="T16">}</text:span></text:p>
      <text:p text:style-name="Standard"><text:s text:c="4"/><text:span text:style-name="T15">private static int </text:span><text:span text:style-name="T18">checkLex</text:span><text:span text:style-name="T16">(ArrayList&lt;String&gt; arl</text:span><text:span text:style-name="T15">, </text:span><text:span text:style-name="T16">String word) {</text:span></text:p>
      <text:p text:style-name="Standard"><text:s text:c="8"/><text:span text:style-name="T15">for </text:span><text:span text:style-name="T16">(</text:span><text:span text:style-name="T15">int </text:span><text:span text:style-name="T16">i = </text:span><text:span text:style-name="T13">0</text:span><text:span text:style-name="T15">; </text:span><text:span text:style-name="T16">i &lt; arl.size()</text:span><text:span text:style-name="T15">; </text:span><text:span text:style-name="T16">i++) {</text:span></text:p>
      <text:p text:style-name="Standard"><text:s text:c="12"/><text:span text:style-name="T15">if </text:span><text:span text:style-name="T16">(arl.get(i).equals(word)) {</text:span></text:p>
      <text:p text:style-name="Standard"><text:s text:c="16"/><text:span text:style-name="T15">return </text:span><text:span text:style-name="T16">i</text:span><text:span text:style-name="T15">;</text:span></text:p>
      <text:p text:style-name="Standard"><text:span text:style-name="T14"><text:s text:c="12"/></text:span><text:span text:style-name="T16">}</text:span></text:p>
      <text:p text:style-name="Standard"><text:s text:c="8"/><text:span text:style-name="T16">}</text:span></text:p>
      <text:p text:style-name="Standard"><text:s text:c="8"/><text:span text:style-name="T15">return </text:span><text:span text:style-name="T16">-</text:span><text:span text:style-name="T13">1</text:span><text:span text:style-name="T15">;</text:span></text:p>
      <text:p text:style-name="Standard"><text:span text:style-name="T14"><text:s text:c="4"/></text:span><text:span text:style-name="T16">}</text:span></text:p>
      <text:p text:style-name="Standard"><text:s text:c="4"/><text:span text:style-name="T15">private static </text:span><text:span text:style-name="T16">String </text:span><text:span text:style-name="T18">readWord</text:span><text:span text:style-name="T16">(PushbackReader pbr) </text:span><text:span text:style-name="T15">throws </text:span><text:span text:style-name="T16">IOException {</text:span></text:p>
      <text:p text:style-name="Standard"><text:s text:c="8"/><text:span text:style-name="T16">StringBuilder sb = </text:span><text:span text:style-name="T15">new </text:span><text:span text:style-name="T16">StringBuilder()</text:span><text:span text:style-name="T15">;</text:span></text:p>
      <text:p text:style-name="Standard"><text:span text:style-name="T14"><text:s text:c="8"/></text:span><text:span text:style-name="T15">while </text:span><text:span text:style-name="T16">(</text:span><text:span text:style-name="T15">true</text:span><text:span text:style-name="T16">) {</text:span></text:p>
      <text:p text:style-name="Standard"><text:s text:c="12"/><text:span text:style-name="T15">int </text:span><text:span text:style-name="T16">rc = pbr.read()</text:span><text:span text:style-name="T15">;</text:span></text:p>
      <text:p text:style-name="Standard"><text:span text:style-name="T14"><text:s text:c="12"/></text:span><text:span text:style-name="T15">if </text:span><text:span text:style-name="T16">(!Character.</text:span><text:span text:style-name="T17">isLetter</text:span><text:span text:style-name="T16">(rc)) {</text:span></text:p>
      <text:p text:style-name="Standard"><text:s text:c="16"/><text:span text:style-name="T16">pbr.unread(rc)</text:span><text:span text:style-name="T15">;</text:span></text:p>
      <text:p text:style-name="Standard"><text:span text:style-name="T14"><text:s text:c="16"/></text:span><text:span text:style-name="T15">return </text:span><text:span text:style-name="T16">sb.toString()</text:span><text:span text:style-name="T15">;</text:span></text:p>
      <text:p text:style-name="Standard"><text:span text:style-name="T14"><text:s text:c="12"/></text:span><text:span text:style-name="T16">}</text:span></text:p>
      <text:p text:style-name="Standard"><text:s text:c="12"/><text:span text:style-name="T16">sb.append((</text:span><text:span text:style-name="T15">char</text:span><text:span text:style-name="T16">) rc)</text:span><text:span text:style-name="T15">;</text:span></text:p>
      <text:p text:style-name="Standard"><text:span text:style-name="T14"><text:s text:c="8"/></text:span><text:span text:style-name="T16">}</text:span></text:p>
      <text:p text:style-name="Standard"><text:s text:c="4"/><text:span text:style-name="T16">}</text:span></text:p>
      <text:p text:style-name="Standard"><text:s text:c="4"/><text:span text:style-name="T15">private static </text:span><text:span text:style-name="T16">String </text:span><text:span text:style-name="T18">readConst</text:span><text:span text:style-name="T16">(PushbackReader pbr) </text:span><text:span text:style-name="T15">throws </text:span><text:span text:style-name="T16">IOException {</text:span></text:p>
      <text:p text:style-name="Standard"><text:s text:c="8"/><text:span text:style-name="T16">StringBuilder sb = </text:span><text:span text:style-name="T15">new </text:span><text:span text:style-name="T16">StringBuilder()</text:span><text:span text:style-name="T15">;</text:span></text:p>
      <text:p text:style-name="Standard"><text:span text:style-name="T14"><text:s text:c="8"/></text:span><text:span text:style-name="T15">while </text:span><text:span text:style-name="T16">(</text:span><text:span text:style-name="T15">true</text:span><text:span text:style-name="T16">) {</text:span></text:p>
      <text:p text:style-name="Standard"><text:s text:c="12"/><text:span text:style-name="T15">int </text:span><text:span text:style-name="T16">rc = pbr.read()</text:span><text:span text:style-name="T15">;</text:span></text:p>
      <text:p text:style-name="Standard"><text:span text:style-name="T14"><text:s text:c="12"/></text:span><text:span text:style-name="T15">if </text:span><text:span text:style-name="T16">(!Character.</text:span><text:span text:style-name="T17">isDigit</text:span><text:span text:style-name="T16">(rc)) {</text:span></text:p>
      <text:p text:style-name="Standard"><text:s text:c="16"/><text:span text:style-name="T16">pbr.unread(rc)</text:span><text:span text:style-name="T15">;</text:span></text:p>
      <text:p text:style-name="Standard"><text:span text:style-name="T14"><text:s text:c="16"/></text:span><text:span text:style-name="T15">return </text:span><text:span text:style-name="T16">sb.toString()</text:span><text:span text:style-name="T15">;</text:span></text:p>
      <text:p text:style-name="Standard"><text:span text:style-name="T14"><text:s text:c="12"/></text:span><text:span text:style-name="T16">}</text:span></text:p>
      <text:p text:style-name="Standard"><text:s text:c="12"/><text:span text:style-name="T16">sb.append((</text:span><text:span text:style-name="T15">char</text:span><text:span text:style-name="T16">) rc)</text:span><text:span text:style-name="T15">;</text:span></text:p>
      <text:p text:style-name="Standard"><text:span text:style-name="T14"><text:s text:c="8"/></text:span><text:span text:style-name="T16">}</text:span></text:p>
      <text:p text:style-name="Standard"><text:s text:c="4"/><text:span text:style-name="T16">}</text:span></text:p>
      <text:p text:style-name="Standard">}</text:p>
      <text:p text:style-name="Standard"/>
      <text:p text:style-name="P9">Пример работы программы</text:p>
      <text:p text:style-name="Standard">var</text:p>
      <text:p text:style-name="Standard"><text:s text:c="2"/><text:span text:style-name="T16">a,m;n,sum</text:span></text:p>
      <text:p text:style-name="Standard">begin</text:p>
      <text:p text:style-name="Standard"><text:s text:c="2"/><text:span text:style-name="T16">m := 5;</text:span></text:p>
      <text:p text:style-name="Standard"><text:s text:c="2"/><text:span text:style-name="T16">n := m;</text:span></text:p>
      <text:p text:style-name="Standard"><text:s text:c="2"/><text:span text:style-name="T16">Do</text:span></text:p>
      <text:p text:style-name="Standard"><text:s text:c="2"/><text:span text:style-name="T16">sum := sum + m;</text:span></text:p>
      <text:p text:style-name="Standard"><text:s text:c="2"/><text:span text:style-name="T16">while sum&lt;m*1000</text:span></text:p>
      <text:p text:style-name="Standard"><text:s text:c="2"/><text:span text:style-name="T16">/*The best</text:span></text:p>
      <text:p text:style-name="Standard"><text:s text:c="2"/><text:span text:style-name="T16">comment</text:span></text:p>
      <text:p text:style-name="Standard"><text:s text:c="2"/><text:span text:style-name="T16">ever!*/</text:span></text:p>
      <text:p text:style-name="Standard"><text:s text:c="2"/><text:span text:style-name="T16">sum:=sum*2</text:span></text:p>
      <text:p text:style-name="Standard"><text:s text:c="2"/><text:span text:style-name="T16">n:=1000/sum</text:span></text:p>
      <text:p text:style-name="Standard">end.</text:p>
      <text:p text:style-name="Standard"/>
      <text:p text:style-name="Standard">=IDs=</text:p>
      <text:p text:style-name="Standard">&lt;a;0&gt;</text:p>
      <text:p text:style-name="Standard">&lt;m;1&gt;</text:p>
      <text:p text:style-name="Standard">&lt;n;2&gt;</text:p>
      <text:p text:style-name="Standard">&lt;sum;3&gt;</text:p>
      <text:p text:style-name="Standard">=Consts=</text:p>
      <text:p text:style-name="Standard">&lt;5;0&gt;</text:p>
      <text:p text:style-name="Standard">&lt;3e8;1&gt;</text:p>
      <text:p text:style-name="Standard">&lt;2;2&gt;</text:p>
      <text:p text:style-name="Standard">=Delims=</text:p>
      <text:p text:style-name="Standard">&lt;,;0&gt;</text:p>
      <text:p text:style-name="Standard">&lt;;;1&gt;</text:p>
      <text:p text:style-name="Standard">=Brackets=</text:p>
      <text:p text:style-name="Standard">&lt;(;0&gt;</text:p>
      <text:p text:style-name="Standard">&lt;);1&gt;</text:p>
      <text:p text:style-name="Standard">=KeyWords=</text:p>
      <text:p text:style-name="Standard">&lt;begin;0&gt;</text:p>
      <text:p text:style-name="Standard">&lt;while;1&gt;</text:p>
      <text:p text:style-name="Standard">&lt;do;2&gt;</text:p>
      <text:p text:style-name="Standard">&lt;end;3&gt;</text:p>
      <text:p text:style-name="Standard">&lt;end.;4&gt;</text:p>
      <text:p text:style-name="Standard">&lt;var;5&gt;</text:p>
      <text:p text:style-name="Standard">=Logical=</text:p>
      <text:p text:style-name="Standard">&lt;and;0&gt;</text:p>
      <text:p text:style-name="Standard">&lt;or;1&gt;</text:p>
      <text:p text:style-name="Standard">&lt;xor;2&gt;</text:p>
      <text:p text:style-name="Standard">&lt;&lt;;3&gt;</text:p>
      <text:p text:style-name="Standard">&lt;&gt;;4&gt;</text:p>
      <text:p text:style-name="Standard">&lt;=;5&gt;</text:p>
      <text:p text:style-name="Standard">=Unary=</text:p>
      <text:p text:style-name="Standard">&lt;-;0&gt;</text:p>
      <text:p text:style-name="Standard">=Additive=</text:p>
      <text:p text:style-name="Standard">&lt;-;0&gt;</text:p>
      <text:p text:style-name="Standard">&lt;+;1&gt;</text:p>
      <text:p text:style-name="Standard">=Multiplicative=</text:p>
      <text:p text:style-name="Standard">&lt;/;0&gt;</text:p>
      <text:p text:style-name="Standard"><text:soft-page-break/>&lt;*;1&gt;</text:p>
      <text:p text:style-name="Standard">=Assignment=</text:p>
      <text:p text:style-name="Standard">&lt;:=;0&gt;</text:p>
      <text:p text:style-name="Standard">=Lexemes=</text:p>
      <text:p text:style-name="Standard">&lt;5;1000&gt;</text:p>
      <text:p text:style-name="Standard">&lt;0;1&gt;</text:p>
      <text:p text:style-name="Standard">&lt;0;7&gt;</text:p>
      <text:p text:style-name="Standard">&lt;1;1&gt;</text:p>
      <text:p text:style-name="Standard">&lt;1;7&gt;</text:p>
      <text:p text:style-name="Standard">&lt;2;1&gt;</text:p>
      <text:p text:style-name="Standard">&lt;0;7&gt;</text:p>
      <text:p text:style-name="Standard">&lt;3;1&gt;</text:p>
      <text:p text:style-name="Standard">&lt;0;1000&gt;</text:p>
      <text:p text:style-name="Standard">&lt;1;1&gt;</text:p>
      <text:p text:style-name="Standard">&lt;0;6&gt;</text:p>
      <text:p text:style-name="Standard">&lt;0;0&gt;</text:p>
      <text:p text:style-name="Standard">&lt;1;7&gt;</text:p>
      <text:p text:style-name="Standard">&lt;2;1&gt;</text:p>
      <text:p text:style-name="Standard">&lt;0;6&gt;</text:p>
      <text:p text:style-name="Standard">&lt;1;1&gt;</text:p>
      <text:p text:style-name="Standard">&lt;1;7&gt;</text:p>
      <text:p text:style-name="Standard">&lt;2;1000&gt;</text:p>
      <text:p text:style-name="Standard">&lt;3;1&gt;</text:p>
      <text:p text:style-name="Standard">&lt;0;6&gt;</text:p>
      <text:p text:style-name="Standard">&lt;3;1&gt;</text:p>
      <text:p text:style-name="Standard">&lt;1;3&gt;</text:p>
      <text:p text:style-name="Standard">&lt;1;1&gt;</text:p>
      <text:p text:style-name="Standard">&lt;1;7&gt;</text:p>
      <text:p text:style-name="Standard">&lt;1;1000&gt;</text:p>
      <text:p text:style-name="Standard">&lt;3;1&gt;</text:p>
      <text:p text:style-name="Standard">&lt;3;5&gt;</text:p>
      <text:p text:style-name="Standard">&lt;1;1&gt;</text:p>
      <text:p text:style-name="Standard">&lt;1;4&gt;</text:p>
      <text:p text:style-name="Standard">&lt;1;0&gt;</text:p>
      <text:p text:style-name="Standard">&lt;3;1&gt;</text:p>
      <text:p text:style-name="Standard">&lt;0;6&gt;</text:p>
      <text:p text:style-name="Standard">&lt;3;1&gt;</text:p>
      <text:p text:style-name="Standard">&lt;1;4&gt;</text:p>
      <text:p text:style-name="Standard">&lt;2;0&gt;</text:p>
      <text:p text:style-name="Standard">&lt;2;1&gt;</text:p>
      <text:p text:style-name="Standard">&lt;0;6&gt;</text:p>
      <text:p text:style-name="Standard">&lt;1;0&gt;</text:p>
      <text:p text:style-name="Standard">&lt;0;4&gt;</text:p>
      <text:p text:style-name="Standard">&lt;3;1&gt;</text:p>
      <text:p text:style-name="Standard">&lt;4;1000&gt;</text:p>
      <text:p text:style-name="Standard">&lt;-2;10&gt;</text:p>
      <text:p text:style-name="P2">Вывод:</text:p>
      <text:p text:style-name="P4">В ходе выполнения данной лабораторной работы был построен лек<text:span text:style-name="T22">с</text:span>ический анализатор <text:span text:style-name="T22">для заданной БНФ язык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imesNewRoman" svg:font-family="TimesNewRoman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31T19:35:54.371307234</dc:date>
    <meta:editing-duration>PT13M</meta:editing-duration>
    <meta:editing-cycles>7</meta:editing-cycles>
    <meta:document-statistic meta:table-count="0" meta:image-count="0" meta:object-count="0" meta:page-count="10" meta:paragraph-count="439" meta:word-count="1249" meta:character-count="15503" meta:non-whitespace-character-count="8332"/>
  </office:meta>
</office:document-meta>
</file>